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bottom="0in" fo:line-height="10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margin-bottom="0in" style:line-height-at-least="0i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Standard" style:family="paragraph">
      <style:paragraph-properties style:line-height-at-least="0i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P51" style:parent-style-name="Standard" style:family="paragraph">
      <style:paragraph-properties style:line-height-at-least="0in"/>
      <style:text-properties style:font-name="Times New Roman" style:font-name-complex="Times New Roman"/>
    </style:style>
    <style:style style:name="S1" style:family="section">
      <style:section-properties fo:margin-left="0in" fo:margin-right="0in" style:writing-mode="lr-tb">
        <style:columns fo:column-count="2">
          <style:column style:rel-width="4677*" fo:start-indent="0in" fo:end-indent="0.2458in"/>
          <style:column style:rel-width="4678*" fo:start-indent="0.2458in" fo:end-indent="0in"/>
        </style:columns>
      </style:section-properties>
    </style:style>
    <style:style style:name="P52" style:parent-style-name="Standard" style:family="paragraph">
      <style:paragraph-properties fo:margin-bottom="0.0833in" style:line-height-at-least="0i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P54" style:parent-style-name="Standard" style:family="paragraph">
      <style:paragraph-properties fo:margin-bottom="0.0833in" style:line-height-at-least="0i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P56" style:parent-style-name="Standard" style:family="paragraph">
      <style:paragraph-properties fo:margin-bottom="0.0833in" style:line-height-at-least="0in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P58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59" style:parent-style-name="Standard" style:family="paragraph">
      <style:paragraph-properties fo:margin-bottom="0in" style:line-height-at-least="0in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P61" style:parent-style-name="Standard" style:family="paragraph">
      <style:paragraph-properties fo:margin-bottom="0in" style:line-height-at-least="0i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P63" style:parent-style-name="Standard" style:family="paragraph">
      <style:paragraph-properties fo:margin-bottom="0.0833in" style:line-height-at-least="0in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P65" style:parent-style-name="Standard" style:family="paragraph">
      <style:paragraph-properties fo:margin-bottom="0.0833in" style:line-height-at-least="0i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Standard" style:family="paragraph">
      <style:paragraph-properties fo:margin-bottom="0.0833in" style:line-height-at-least="0in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P69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0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1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2" style:parent-style-name="Standard" style:family="paragraph">
      <style:paragraph-properties fo:break-before="column" fo:margin-bottom="0.0833in" style:line-height-at-least="0i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P74" style:parent-style-name="Standard" style:family="paragraph">
      <style:paragraph-properties fo:margin-bottom="0.0833in" style:line-height-at-least="0i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P76" style:parent-style-name="Standard" style:family="paragraph">
      <style:paragraph-properties fo:margin-bottom="0.0833in" style:line-height-at-least="0in"/>
    </style:style>
    <style:style style:name="T77" style:parent-style-name="Основнойшрифтабзаца" style:family="text">
      <style:text-properties style:font-name="Times New Roman" style:font-name-complex="Times New Roman"/>
    </style:style>
    <style:style style:name="P78" style:parent-style-name="Standard" style:family="paragraph">
      <style:paragraph-properties fo:margin-bottom="0.0833in" style:line-height-at-least="0i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Standard" style:family="paragraph">
      <style:paragraph-properties fo:margin-bottom="0.0833in" style:line-height-at-least="0in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S2" style:family="section">
      <style:section-properties fo:margin-left="0in" fo:margin-right="0in" style:writing-mode="lr-tb"/>
    </style:style>
    <style:style style:name="P82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83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84" style:parent-style-name="Standard" style:family="paragraph">
      <style:paragraph-properties fo:text-align="center" fo:margin-bottom="0.0833in" style:line-height-at-least="0i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P86" style:parent-style-name="Standard" style:family="paragraph">
      <style:paragraph-properties fo:text-align="center" fo:margin-bottom="0.0833in" style:line-height-at-least="0in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P88" style:parent-style-name="Standard" style:family="paragraph">
      <style:paragraph-properties fo:break-before="page" fo:text-align="center" fo:margin-bottom="0.0833in" style:line-height-at-least="0in"/>
      <style:text-properties style:font-name="Times New Roman" style:font-name-complex="Times New Roman" fo:font-size="14pt" style:font-size-asian="14pt" style:font-size-complex="14pt"/>
    </style:style>
    <style:style style:name="P89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1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3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5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6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7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8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99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00" style:parent-style-name="Обычный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101" style:parent-style-name="Обычный" style:family="paragraph">
      <style:paragraph-properties fo:text-align="justify" fo:margin-bottom="0in" fo:line-height="150%" fo:text-indent="0.4916in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Заголовок1" style:family="paragraph">
      <style:paragraph-properties fo:break-before="page" fo:text-align="center"/>
      <style:text-properties style:font-name="Times New Roman" style:font-name-asian="Times New Roman" style:use-window-font-color="true" fo:font-size="14pt" style:font-size-asian="14pt" style:font-size-complex="14pt"/>
    </style:style>
    <style:style style:name="P103" style:parent-style-name="Обычный" style:family="paragraph">
      <style:paragraph-properties fo:break-before="page" fo:margin-bottom="0in" fo:line-height="150%"/>
    </style:style>
    <style:style style:name="P104" style:parent-style-name="Заголовок1" style:family="paragraph">
      <style:paragraph-properties fo:break-before="page" fo:text-align="center"/>
      <style:text-properties style:font-name="Times New Roman" style:font-name-asian="Times New Roman" style:use-window-font-color="true" fo:font-size="14pt" style:font-size-asian="14pt" style:font-size-complex="14pt"/>
    </style:style>
    <style:style style:name="P105" style:parent-style-name="Обычный" style:family="paragraph">
      <style:paragraph-properties fo:text-align="justify" fo:margin-bottom="0in" fo:line-height="150%" fo:text-indent="0.4916in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margin-bottom="0in" fo:line-height="150%" fo:text-indent="0.4916in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Заголовок1" style:family="paragraph">
      <style:paragraph-properties fo:text-align="center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asian="Times New Roman" style:use-window-font-color="true" fo:font-size="14pt" style:font-size-asian="14pt" style:font-size-complex="14pt"/>
    </style:style>
    <style:style style:name="P108" style:parent-style-name="Обычный" style:family="paragraph">
      <style:paragraph-properties fo:margin-bottom="0in"/>
    </style:style>
    <style:style style:name="P109" style:parent-style-name="Заголовок1" style:family="paragraph">
      <style:paragraph-properties fo:text-align="justify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11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margin-bottom="0in" fo:line-height="150%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margin-bottom="0in" fo:line-height="15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margin-bottom="0in" fo:line-height="150%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margin-bottom="0in" fo:line-height="150%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Обычный" style:family="paragraph">
      <style:paragraph-properties fo:break-before="page" fo:text-align="justify" fo:margin-top="0.1666in" fo:margin-bottom="0.1666in" fo:line-height="15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Заголовок1" style:family="paragraph">
      <style:paragraph-properties fo:text-align="justify" fo:line-height="150%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12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Абзацсписка" style:family="paragraph">
      <style:paragraph-properties fo:break-before="page"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Абзацсписка" style:family="paragraph">
      <style:paragraph-properties fo:break-before="page"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Заголовок1" style:family="paragraph">
      <style:paragraph-properties fo:break-before="page" fo:text-align="justify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13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Абзацсписка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Заголовок1" style:family="paragraph">
      <style:paragraph-properties fo:text-align="justify" fo:line-height="150%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14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Заголовок1" style:family="paragraph">
      <style:paragraph-properties fo:break-before="page" fo:text-align="center"/>
      <style:text-properties style:font-name="Times New Roman" style:font-name-asian="Times New Roman" style:use-window-font-color="true" fo:font-size="14pt" style:font-size-asian="14pt" style:font-size-complex="14pt"/>
    </style:style>
    <style:style style:name="P154" style:parent-style-name="Заголовок1" style:family="paragraph">
      <style:paragraph-properties fo:text-align="center" fo:margin-top="0in"/>
      <style:text-properties style:font-name="Times New Roman" style:font-name-asian="Times New Roman" style:use-window-font-color="true" fo:font-size="14pt" style:font-size-asian="14pt" style:font-size-complex="14pt"/>
    </style:style>
    <style:style style:name="P155" style:parent-style-name="Заголовок1" style:family="paragraph">
      <style:paragraph-properties fo:text-align="justify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156" style:parent-style-name="Обычный" style:family="paragraph">
      <style:paragraph-properties fo:text-align="justify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text-align="justify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Обычный" style:family="paragraph">
      <style:paragraph-properties fo:text-align="justify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text-align="justify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Абзацсписка" style:family="paragraph">
      <style:paragraph-properties fo:text-align="justify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Абзацсписка" style:family="paragraph">
      <style:paragraph-properties fo:text-align="justify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4" style:parent-style-name="Абзацсписка" style:family="paragraph">
      <style:paragraph-properties fo:text-align="justify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Абзацсписка" style:family="paragraph">
      <style:paragraph-properties fo:text-align="justify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6" style:parent-style-name="Абзацсписка" style:family="paragraph">
      <style:paragraph-properties fo:text-align="justify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justify" fo:margin-bottom="0in" fo:line-height="150%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justify" fo:margin-bottom="0in" fo:line-height="150%" fo:text-indent="0.4916in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2" style:parent-style-name="Обычный" style:family="paragraph">
      <style:paragraph-properties fo:text-align="justify" fo:margin-bottom="0in" fo:line-height="150%" fo:text-indent="0.4916in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text-align="justify" fo:margin-bottom="0in" fo:line-height="150%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 fo:margin-bottom="0in" fo:line-height="150%" fo:text-indent="0.4916in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Обычный" style:family="paragraph">
      <style:paragraph-properties fo:text-align="justify" fo:margin-bottom="0in" fo:line-height="150%" fo:text-indent="0.4916i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Обычный" style:family="paragraph">
      <style:paragraph-properties fo:text-align="justify" fo:margin-bottom="0in" fo:line-height="150%" fo:text-indent="0.4916in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text-align="justify" fo:margin-bottom="0in" fo:line-height="150%" fo:text-indent="0.4916in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 fo:margin-bottom="0in" fo:line-height="150%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Обычный" style:family="paragraph">
      <style:paragraph-properties fo:text-align="justify" fo:margin-bottom="0in" fo:line-height="150%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Обычный" style:family="paragraph">
      <style:paragraph-properties fo:text-align="justify" fo:margin-bottom="0in" fo:line-height="150%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text-align="justify" fo:margin-bottom="0in" fo:line-height="150%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1" style:parent-style-name="Абзацсписка" style:family="paragraph">
      <style:paragraph-properties fo:text-align="justify" fo:margin-bottom="0in" fo:line-height="150%" fo:margin-left="0in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4" style:parent-style-name="Абзацсписка" style:family="paragraph">
      <style:paragraph-properties fo:text-align="justify" fo:margin-bottom="0in" fo:line-height="150%" fo:margin-left="0in" fo:text-indent="0.4916in">
        <style:tab-stops/>
      </style:paragraph-properties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6" style:parent-style-name="Абзацсписка" style:family="paragraph">
      <style:paragraph-properties fo:text-align="justify" fo:margin-bottom="0in" fo:line-height="150%" fo:margin-lef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2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4" style:parent-style-name="Заголовок1" style:family="paragraph">
      <style:paragraph-properties fo:text-align="justify" fo:margin-bottom="0in" fo:line-height="150%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215" style:parent-style-name="Заголовок1" style:family="paragraph">
      <style:paragraph-properties fo:text-align="justify" fo:margin-top="0in" fo:margin-bottom="0in" fo:line-height="150%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216" style:parent-style-name="Обычный" style:family="paragraph">
      <style:paragraph-properties fo:text-align="justify"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7" style:parent-style-name="Обычный" style:family="paragraph">
      <style:paragraph-properties fo:text-align="justify" fo:margin-bottom="0in" fo:line-height="150%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2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3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4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1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2" style:parent-style-name="Абзацсписка" style:family="paragraph">
      <style:paragraph-properties fo:text-align="justify" fo:margin-bottom="0in" fo:line-height="150%" fo:margin-left="0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1" style:parent-style-name="Абзацсписка" style:family="paragraph">
      <style:paragraph-properties fo:text-align="justify" fo:margin-bottom="0in" fo:line-height="150%" fo:margin-left="0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4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7" style:parent-style-name="Абзацсписка" style:family="paragraph">
      <style:paragraph-properties fo:text-align="justify" fo:margin-bottom="0.1666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8" style:parent-style-name="Обычный" style:family="paragraph">
      <style:paragraph-properties fo:break-before="page" fo:margin-bottom="0in"/>
    </style:style>
    <style:style style:name="P249" style:parent-style-name="Заголовок1" style:family="paragraph">
      <style:paragraph-properties fo:text-align="justify" fo:text-indent="0.4916in"/>
      <style:text-properties style:font-name="Times New Roman" style:font-name-asian="Times New Roman" style:use-window-font-color="true" fo:font-size="14pt" style:font-size-asian="14pt" style:font-size-complex="14pt"/>
    </style:style>
    <style:style style:name="P250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1" style:parent-style-name="Обычный" style:family="paragraph">
      <style:paragraph-properties fo:text-align="justify"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2" style:parent-style-name="Обычный" style:family="paragraph">
      <style:paragraph-properties fo:text-align="justify" fo:margin-bottom="0in" fo:line-height="150%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8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9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0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1" style:parent-style-name="Абзацсписка" style:family="paragraph">
      <style:paragraph-properties fo:text-align="justify" fo:margin-bottom="0in" fo:line-height="150%" fo:margin-left="0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4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5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6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7" style:parent-style-name="Абзацсписка" style:family="paragraph">
      <style:paragraph-properties fo:text-align="justify" fo:margin-bottom="0in" fo:line-height="150%" fo:margin-left="0in" fo:text-indent="0in">
        <style:tab-stops/>
      </style:paragraph-properties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4">бюджетное профессиональное образовательное учреждение Вологодской области</text:span></text:p>
      <text:p text:style-name="P25"><text:span text:style-name="T26">«Череповецкий лесомеханический техникум им. В.П. Чкалова»</text:span></text:p>
      <text:p text:style-name="P27"/>
      <text:p text:style-name="P28"/>
      <text:p text:style-name="P29"/>
      <text:p text:style-name="P30"><text:span text:style-name="T31">Специальность<text:s/></text:span><text:span text:style-name="T32">09.02.07</text:span><text:span text:style-name="T33"><text:s/>«Информационные системы и программирование»</text:span></text:p>
      <text:p text:style-name="P34"/>
      <text:p text:style-name="P35"/>
      <text:p text:style-name="P36"><text:span text:style-name="T37">ОТЧЕТ ПО ПРОИЗВОДСТВЕННОЙ ПРАКТИКЕ</text:span></text:p>
      <text:p text:style-name="P38"><text:span text:style-name="T39">ПП по ПМ.10 Администрирование информационных ресурсов</text:span></text:p>
      <text:p text:style-name="P40"/>
      <text:p text:style-name="P41"/>
      <text:p text:style-name="Standard"><text:span text:style-name="T42">Выполнил студент __ курса группы ИС- _____</text:span></text:p>
      <text:p text:style-name="Standard"><text:span text:style-name="T43">____________________________________</text:span></text:p>
      <text:p text:style-name="Standard"><text:span text:style-name="T44">подпись ____________________________</text:span></text:p>
      <text:p text:style-name="P45"><text:span text:style-name="T46">место практики __________________________________________________________________</text:span></text:p>
      <text:p text:style-name="P47"><text:span text:style-name="T48"><text:tab/></text:span><text:span text:style-name="T49"><text:tab/></text:span><text:span text:style-name="T50"><text:tab/>наименование юридического лица, ФИО ИП</text:span></text:p>
      <text:p text:style-name="P51"/>
      <text:section text:name="Sect1" text:style-name="S1">
        <text:p text:style-name="P52"><text:span text:style-name="T53">Период прохождения:</text:span></text:p>
        <text:p text:style-name="P54"><text:span text:style-name="T55">с «___» ________ 2026 г.</text:span></text:p>
        <text:p text:style-name="P56"><text:span text:style-name="T57">по «___» _________ 2026 г.</text:span></text:p>
        <text:p text:style-name="P58"/>
        <text:p text:style-name="P59"><text:span text:style-name="T60">Руководитель практики от</text:span></text:p>
        <text:p text:style-name="P61"><text:span text:style-name="T62">предприятия</text:span></text:p>
        <text:p text:style-name="P63"><text:span text:style-name="T64">должность______________________</text:span></text:p>
        <text:p text:style-name="P65"><text:span text:style-name="T66">_______________________________</text:span></text:p>
        <text:p text:style-name="P67"><text:span text:style-name="T68">подпись________________________</text:span></text:p>
        <text:p text:style-name="P69"/>
        <text:p text:style-name="P70"/>
        <text:p text:style-name="P71"/>
        <text:p text:style-name="P72"><text:span text:style-name="T73"><text:s text:c="20"/>МПРуководитель практики от</text:span></text:p>
        <text:p text:style-name="P74"><text:span text:style-name="T75">техникума: Материкова А.А.</text:span></text:p>
        <text:p text:style-name="P76"><text:span text:style-name="T77">______________________________________</text:span></text:p>
        <text:p text:style-name="P78"><text:span text:style-name="T79">Оценка:_______________________________</text:span></text:p>
        <text:p text:style-name="P80"><text:span text:style-name="T81">«___» _______________________2026 года</text:span></text:p>
      </text:section>
      <text:section text:name="Sect2" text:style-name="S2">
        <text:p text:style-name="P82"/>
        <text:p text:style-name="P83"/>
        <text:p text:style-name="P84"><text:span text:style-name="T85">г. Череповец</text:span></text:p>
        <text:p text:style-name="P86"><text:span text:style-name="T87">2026</text:span></text:p>
        <text:soft-page-break/>
        <text:p text:style-name="P88">СОДЕРЖАНИЕ</text:p>
        <text:table-of-content text:name="_TOC0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Оглавление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89"><text:a xlink:href="#_Toc1848733077" office:target-frame-name="_top" xlink:show="replace"><text:span text:style-name="Гиперссылка">ВВЕДЕНИЕ</text:span><text:tab/><text:span text:style-name="Гиперссылка">2</text:span></text:a></text:p>
            <text:p text:style-name="P90"><text:a xlink:href="#_Toc280870944" office:target-frame-name="_top" xlink:show="replace"><text:span text:style-name="Гиперссылка">1 ОБЩАЯ ХАРАКТЕРИСТИКА ПРЕДПРИЯТИЯ (ОРГАНИЗАЦИИ)</text:span><text:tab/><text:span text:style-name="Гиперссылка">3</text:span></text:a></text:p>
            <text:p text:style-name="P91"><text:a xlink:href="#_Toc1410555084" office:target-frame-name="_top" xlink:show="replace"><text:span text:style-name="Гиперссылка">1.1 Краткая характеристика организации</text:span><text:tab/><text:span text:style-name="Гиперссылка">3</text:span></text:a></text:p>
            <text:p text:style-name="P92"><text:a xlink:href="#_Toc1709586219" office:target-frame-name="_top" xlink:show="replace"><text:span text:style-name="Гиперссылка">1.2 Роль информационных ресурсов и ИТ-инфраструктуры в работе организации</text:span><text:tab/><text:span text:style-name="Гиперссылка">4</text:span></text:a></text:p>
            <text:p text:style-name="P93"><text:a xlink:href="#_Toc1106005070" office:target-frame-name="_top" xlink:show="replace"><text:span text:style-name="Гиперссылка">1.3 Цели и задачи на период практики</text:span><text:tab/><text:span text:style-name="Гиперссылка">6</text:span></text:a></text:p>
            <text:p text:style-name="P94"><text:a xlink:href="#_Toc332657194" office:target-frame-name="_top" xlink:show="replace"><text:span text:style-name="Гиперссылка">1.4 Нормативные документы (локальные акты, регламенты, стандарты), регулирующие работу с информационными ресурсами в организации</text:span><text:tab/><text:span text:style-name="Гиперссылка">7</text:span></text:a></text:p>
            <text:p text:style-name="P95"><text:a xlink:href="#_Toc308704780" office:target-frame-name="_top" xlink:show="replace"><text:span text:style-name="Гиперссылка">2 АДМИНИСТРИРОВАНИЕ ИНФОРМАЦИОННЫХ РЕСУРСОВ</text:span><text:tab/><text:span text:style-name="Гиперссылка">7</text:span></text:a></text:p>
            <text:p text:style-name="P96"><text:a xlink:href="#_Toc109680534" office:target-frame-name="_top" xlink:show="replace"><text:span text:style-name="Гиперссылка">2.1 Информационные ресурсы и инфраструктура</text:span><text:tab/><text:span text:style-name="Гиперссылка">8</text:span></text:a></text:p>
            <text:p text:style-name="P97"><text:a xlink:href="#_Toc898235462" office:target-frame-name="_top" xlink:show="replace"><text:span text:style-name="Гиперссылка">2.2 Безопасность информационных ресурсов</text:span><text:tab/><text:span text:style-name="Гиперссылка">9</text:span></text:a></text:p>
            <text:p text:style-name="P98"><text:a xlink:href="#_Toc1997696256" office:target-frame-name="_top" xlink:show="replace"><text:span text:style-name="Гиперссылка">2.3 Автоматизация и оптимизация процессов</text:span><text:tab/><text:span text:style-name="Гиперссылка">11</text:span></text:a></text:p>
          </text:index-body>
        </text:table-of-content>
        <text:p text:style-name="P99"/>
        <text:p text:style-name="P100"/>
        <text:p text:style-name="P101"/>
        <text:h text:style-name="P102" text:outline-level="1"/>
        <text:p text:style-name="P103"/>
        <text:h text:style-name="P104" text:outline-level="1"><text:bookmark-start text:name="_Toc1848733077"/>ВВЕДЕНИЕ<text:bookmark-end text:name="_Toc1848733077"/></text:h>
        <text:p text:style-name="P105">Сроки прохождения практики - 2 февраля по 15 февраля 2026. Место прохождения практики - Малленом Системс.</text:p>
        <text:p text:style-name="P106"/>
        <text:h text:style-name="P107" text:outline-level="1"><text:bookmark-start text:name="_Toc1044141066"/><text:bookmark-start text:name="_Toc1867139138"/><text:bookmark-start text:name="_Toc280870944"/>1 ОБЩАЯ ХАРАКТЕРИСТИКА ПРЕДПРИЯТИЯ (ОРГАНИЗАЦИИ)<text:bookmark-end text:name="_Toc1044141066"/><text:bookmark-end text:name="_Toc1867139138"/><text:bookmark-end text:name="_Toc280870944"/></text:h>
        <text:p text:style-name="P108"/>
        <text:h text:style-name="P109" text:outline-level="1"><text:bookmark-start text:name="_Toc1209896785"/><text:bookmark-start text:name="_Toc142625008"/><text:bookmark-start text:name="_Toc1410555084"/>1.1 Краткая характеристика организации<text:bookmark-end text:name="_Toc1209896785"/><text:bookmark-end text:name="_Toc142625008"/><text:bookmark-end text:name="_Toc1410555084"/></text:h>
        <text:p text:style-name="Обычный"/>
        <text:p text:style-name="P110">Сфера деятельности:</text:p>
        <text:p text:style-name="P111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<text:s/></text:p>
        <text:p text:style-name="P112">Структура и ключевые подразделения</text:p>
        <text:p text:style-name="P113"><text:span text:style-name="T114">1.</text:span><text:tab/><text:span text:style-name="T11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p>
        <text:p text:style-name="P116"><text:span text:style-name="T117">2.</text:span><text:tab/><text:span text:style-name="T118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p>
        <text:p text:style-name="P119"><text:span text:style-name="T120">3.</text:span><text:tab/><text:span text:style-name="T121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p>
        <text:p text:style-name="P122"><text:span text:style-name="T123">4.</text:span><text:tab/><text:span text:style-name="T124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p>
        <text:p text:style-name="P125"><text:span text:style-name="T126">5.</text:span><text:tab/><text:span text:style-name="T127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p>
        <text:h text:style-name="P128" text:outline-level="1"><text:bookmark-start text:name="_Toc1774003835"/><text:bookmark-start text:name="_Toc2009298210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Toc1709586219"/></text:h>
        <text:p text:style-name="Обычный"/>
        <text:p text:style-name="P129">Описание ИТ-инфраструктуры организации</text:p>
        <text:list text:style-name="LFO1" text:continue-numbering="true">
          <text:list-item>
            <text:p text:style-name="P130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131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132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133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4">Информационные ресурсы компании</text:p>
        <text:list text:style-name="LFO2" text:continue-numbering="true">
          <text:list-item>
            <text:p text:style-name="P135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136">CRM-система: Интеграция с Битрикс24 для эффективного управления отношениями с клиентами.</text:p>
          </text:list-item>
          <text:list-item>
            <text:p text:style-name="P137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138" text:outline-level="1"><text:bookmark-start text:name="_Toc614860585"/><text:bookmark-start text:name="_Toc1225618525"/><text:bookmark-start text:name="_Toc1106005070"/>1.3 Цели и задачи на период практики<text:bookmark-end text:name="_Toc614860585"/><text:bookmark-end text:name="_Toc1225618525"/><text:bookmark-end text:name="_Toc1106005070"/></text:h>
        <text:p text:style-name="Обычный"/>
        <text:p text:style-name="P139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40">Задачи практики:</text:p>
        <text:list text:style-name="LFO3" text:continue-numbering="true">
          <text:list-item>
            <text:p text:style-name="P141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142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3"/>
        <text:h text:style-name="P144" text:outline-level="1"><text:bookmark-start text:name="_Toc377585677"/><text:bookmark-start text:name="_Toc1510669518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Toc332657194"/></text:h>
        <text:p text:style-name="Обычный"/>
        <text:p text:style-name="P145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FO4" text:continue-numbering="true">
          <text:list-item>
            <text:p text:style-name="P146">Политика информационной безопасности;</text:p>
          </text:list-item>
          <text:list-item>
            <text:p text:style-name="P147">Регламент доступа к информационным ресурсам;</text:p>
          </text:list-item>
          <text:list-item>
            <text:p text:style-name="P148">Стандарт по защите персональных данных;</text:p>
          </text:list-item>
          <text:list-item>
            <text:p text:style-name="P149">Правила внутреннего распорядка;</text:p>
          </text:list-item>
          <text:list-item>
            <text:p text:style-name="P150">Положение о хранении и архивации данных;</text:p>
          </text:list-item>
          <text:list-item>
            <text:p text:style-name="P151"><text:span text:style-name="T152">Порядок обработки данных сотрудников и клиентов;</text:span></text:p>
          </text:list-item>
        </text:list>
        <text:h text:style-name="P153" text:outline-level="1"><text:bookmark-start text:name="_Toc1758861168"/><text:bookmark-start text:name="_Toc832181153"/><text:bookmark-start text:name="_Toc308704780"/>2 АДМИНИСТРИРОВАНИЕ ИНФОРМАЦИОННЫХ РЕСУРСОВ<text:bookmark-end text:name="_Toc1758861168"/><text:bookmark-end text:name="_Toc832181153"/><text:bookmark-end text:name="_Toc308704780"/></text:h>
        <text:h text:style-name="P154" text:outline-level="1"/>
        <text:h text:style-name="P155" text:outline-level="1"><text:bookmark-start text:name="_Toc1228221461"/><text:bookmark-start text:name="_Toc109680534"/>2.1 Информационные ресурсы и инфраструктура<text:bookmark-end text:name="_Toc1228221461"/><text:bookmark-end text:name="_Toc109680534"/></text:h>
        <text:p text:style-name="Обычный"/>
        <text:p text:style-name="P156">Раскрытые вопросы:</text:p>
        <text:p text:style-name="P157"><text:span text:style-name="T158">1.</text:span><text:tab/><text:span text:style-name="T159">Организация администрирования серверов и сетевого оборудования</text:span></text:p>
        <text:p text:style-name="P160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1">Основные используемые инструменты и ПО:</text:p>
        <text:list text:style-name="LFO5" text:continue-numbering="true">
          <text:list-item>
            <text:p text:style-name="P162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163">Powershell Scripts: Скрипты для автоматизации повседневных задач администраторов Windows-серверов.</text:p>
          </text:list-item>
          <text:list-item>
            <text:p text:style-name="P164">Bash Scripts: Аналогичные скрипты для Linux-сред.</text:p>
          </text:list-item>
          <text:list-item>
            <text:p text:style-name="P165">SSH: Протокол удаленного доступа к Unix-подобным операционным системам.</text:p>
          </text:list-item>
          <text:list-item>
            <text:p text:style-name="P166">LDAP: Система аутентификации и каталогов для контроля доступа к ресурсам.</text:p>
          </text:list-item>
        </text:list>
        <text:p text:style-name="P167"><text:span text:style-name="T168">2.</text:span><text:tab/><text:span text:style-name="T169">Политики и процедуры резервного копирования данных</text:span></text:p>
        <text:p text:style-name="P170"><text:span text:style-name="T171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p>
        <text:p text:style-name="P172"><text:span text:style-name="T173">Механизмы резервного копирования:</text:span></text:p>
        <text:p text:style-name="P174"><text:span text:style-name="T175">MS SQL Server: Использует собственные механизмы резервного копирования (BACKUP DATABASE).</text:span></text:p>
        <text:p text:style-name="P176"><text:span text:style-name="T177">Применяются три типа резервных копий:</text:span></text:p>
        <text:p text:style-name="P178"><text:span text:style-name="T179">Полные копии базы данных, дифференциальные копии (разница с последней полной), транзакционные журналы (лог изменения данных).</text:span></text:p>
        <text:p text:style-name="P180"><text:span text:style-name="T181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p>
        <text:p text:style-name="P182"><text:span text:style-name="T183">Процедура резервного копирования:</text:span></text:p>
        <text:p text:style-name="P184"><text:span text:style-name="T185">1)</text:span><text:tab/><text:span text:style-name="T186">Ежедневное резервное копирование критичных данных.</text:span></text:p>
        <text:p text:style-name="P187"><text:span text:style-name="T188">2)</text:span><text:tab/><text:span text:style-name="T189">Хранение копий на отдельном носителе или в облачном хранилище.</text:span></text:p>
        <text:p text:style-name="P190"><text:span text:style-name="T191">3)</text:span><text:tab/><text:span text:style-name="T192">Тестирование восстановления каждые две недели.</text:span></text:p>
        <text:p text:style-name="P193"><text:span text:style-name="T194">4)</text:span><text:tab/><text:span text:style-name="T195">Регулярные аудиты процесса резервного копирования.</text:span></text:p>
        <text:p text:style-name="P196">Методы администрирования:</text:p>
        <text:list text:style-name="LFO6" text:continue-numbering="true">
          <text:list-item>
            <text:p text:style-name="P197">Централизованное управление пользователями и правами доступа через LDAP-каталоги.</text:p>
          </text:list-item>
          <text:list-item>
            <text:p text:style-name="P198">Стандартизация настроек серверов и рабочих станций.</text:p>
          </text:list-item>
          <text:list-item>
            <text:p text:style-name="P199">Контроль изменений конфигурации и ведение журнала действий администратора.</text:p>
          </text:list-item>
          <text:list-item>
            <text:p text:style-name="P200">Еженедельные проверки и профилактическое обслуживание серверов.</text:p>
          </text:list-item>
        </text:list>
        <text:p text:style-name="P201"><text:span text:style-name="T202">3.</text:span><text:tab/><text:span text:style-name="T203">Мониторинг работоспособности ИТ-систем</text:span></text:p>
        <text:p text:style-name="P204"><text:span text:style-name="T20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p>
        <text:p text:style-name="P206">Отслеживаемые метрики:</text:p>
        <text:list text:style-name="LFO7" text:continue-numbering="true">
          <text:list-item>
            <text:p text:style-name="P207">Доступность серверов и сервисов (HTTP, SSH, SMTP, DNS и др.).</text:p>
          </text:list-item>
          <text:list-item>
            <text:p text:style-name="P208">Загрузка центрального процессора (CPU usage).</text:p>
          </text:list-item>
          <text:list-item>
            <text:p text:style-name="P209">Объем оперативной памяти (RAM usage).</text:p>
          </text:list-item>
          <text:list-item>
            <text:p text:style-name="P210">Заполненность жестких дисков (disk utilization).</text:p>
          </text:list-item>
          <text:list-item>
            <text:p text:style-name="P211">Пропускная способность сетевых соединений (network bandwidth).</text:p>
          </text:list-item>
          <text:list-item>
            <text:p text:style-name="P212"><text:span text:style-name="T213">Время отклика приложений (response time).</text:span></text:p>
          </text:list-item>
        </text:list>
        <text:h text:style-name="P214" text:outline-level="1"><text:bookmark-start text:name="_Toc836971252"/><text:bookmark-start text:name="_Toc898235462"/>2.2 Безопасность информационных ресурсов<text:bookmark-end text:name="_Toc836971252"/><text:bookmark-end text:name="_Toc898235462"/></text:h>
        <text:h text:style-name="P215" text:outline-level="1"/>
        <text:p text:style-name="P216">Раскрытые вопросы:</text:p>
        <text:p text:style-name="P217"><text:span text:style-name="T218">1.</text:span><text:tab/><text:span text:style-name="T219">Перечень мер информационной безопасности включает следующее:</text:span></text:p>
        <text:list text:style-name="LFO8" text:continue-numbering="true">
          <text:list-item>
            <text:p text:style-name="P220">Фильтрация трафика (сетевые экраны, брандмауэры).</text:p>
          </text:list-item>
          <text:list-item>
            <text:p text:style-name="P221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222">Система предотвращения вторжений (IPS) и система обнаружения вторжений (IDS).</text:p>
          </text:list-item>
          <text:list-item>
            <text:p text:style-name="P223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224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225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226">Регулярные проверки уязвимости сетей и приложений (penetration testing, vulnerability scanning).</text:p>
          </text:list-item>
          <text:list-item>
            <text:p text:style-name="P227">Резервное копирование критически важных данных с автоматическим восстановлением.</text:p>
          </text:list-item>
          <text:list-item>
            <text:p text:style-name="P228">Контроль целостности данных и контроль изменений в конфигурации оборудования и ПО.</text:p>
          </text:list-item>
          <text:list-item>
            <text:p text:style-name="P229">VPN-туннели для удаленного доступа сотрудников с повышенной защитой каналов связи.</text:p>
          </text:list-item>
          <text:list-item>
            <text:p text:style-name="P230">Дискреционная политика контроля доступа (DAC) и мандатная политика контроля доступа (MAC).</text:p>
          </text:list-item>
          <text:list-item>
            <text:p text:style-name="P231">Использование технологий DLP (Data Loss Prevention) для защиты от утечек данных.</text:p>
          </text:list-item>
        </text:list>
        <text:p text:style-name="P232"><text:span text:style-name="T233">2.</text:span><text:tab/><text:span text:style-name="T234">Организация доступа к внутренним ресурсам компании основывается на нескольких моделях:</text:span></text:p>
        <text:list text:style-name="LFO9" text:continue-numbering="true">
          <text:list-item>
            <text:p text:style-name="P235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236">Athenication via Single Sign On (SSO) — единая точка входа для всех корпоративных сервисов.</text:p>
          </text:list-item>
          <text:list-item>
            <text:p text:style-name="P237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238">Регулярная проверка полномочий сотрудников и удаление неиспользуемых учетных записей.</text:p>
          </text:list-item>
          <text:list-item>
            <text:p text:style-name="P239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240">Автоматизированные средства мониторинга и анализа попыток несанкционированного доступа.</text:p>
          </text:list-item>
        </text:list>
        <text:p text:style-name="P241"><text:span text:style-name="T242">3.</text:span><text:tab/><text:span text:style-name="T243">Обучение сотрудников может осуществляться следующим образом:</text:span></text:p>
        <text:list text:style-name="LFO10" text:continue-numbering="true">
          <text:list-item>
            <text:p text:style-name="P244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245">Распространение учебных материалов и инструкций (руководства по безопасности, памятки).</text:p>
          </text:list-item>
          <text:list-item>
            <text:p text:style-name="P246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247">Создание внутреннего портала обучения и проведение онлайн-курсов, вебинаров и интерактивных тестов.</text:p>
          </text:list-item>
        </text:list>
        <text:p text:style-name="P248"/>
        <text:h text:style-name="P249" text:outline-level="1"><text:bookmark-start text:name="_Toc1683253051"/><text:bookmark-start text:name="_Toc1997696256"/>2.3 Автоматизация и оптимизация процессов<text:bookmark-end text:name="_Toc1683253051"/><text:bookmark-end text:name="_Toc1997696256"/></text:h>
        <text:p text:style-name="P250"/>
        <text:p text:style-name="P251">Раскрытые вопросы:</text:p>
        <text:p text:style-name="P252"><text:span text:style-name="T253">1.</text:span><text:tab/><text:span text:style-name="T254">Некоторые ключевые области, которые автоматизированы:</text:span></text:p>
        <text:list text:style-name="LFO11" text:continue-numbering="true">
          <text:list-item>
            <text:p text:style-name="P255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256">Автоматизация отчетности: Генерация отчетов по различным показателям эффективности и качеству услуг.</text:p>
          </text:list-item>
          <text:list-item>
            <text:p text:style-name="P257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258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259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260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1"><text:span text:style-name="T262">2.</text:span><text:tab/><text:span text:style-name="T263">Используемые скрипты и системы оркестраци:</text:span></text:p>
        <text:list text:style-name="LFO12" text:continue-numbering="true">
          <text:list-item>
            <text:p text:style-name="P264">Скрипты Python: Широко используются для написания простых утилит и сложных workflows.</text:p>
          </text:list-item>
          <text:list-item>
            <text:p text:style-name="P265">PowerShell: Часто применяется в Windows-средах для автоматизации задач администрирования ОС, Active Directory<text:s/>и т.д.</text:p>
          </text:list-item>
          <text:list-item>
            <text:p text:style-name="P266">Jenkins/GitLab CI: Используется для построения CI/CD pipeline, позволяя автоматически собирать код, запускать тесты и развертывать<text:s/>ПО.</text:p>
          </text:list-item>
          <text:list-item>
            <text:p text:style-name="P267"><text:span text:style-name="T268">Prometheus + Grafana: Используется для визуализации и мониторинга</text:span><text:span text:style-name="T269">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Верхнийколонтитул" style:display-name="Верхний колонтитул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Абзацсписка" style:display-name="Абзац списка" style:family="paragraph">
      <style:paragraph-properties fo:margin-left="0.5in">
        <style:tab-stops/>
      </style:paragraph-properties>
      <style:text-properties fo:hyphenate="true"/>
    </style:style>
    <style:style style:name="Гиперссылка" style:display-name="Гиперссылка" style:family="text">
      <style:text-properties fo:color="#0563C1" style:text-underline-type="single" style:text-underline-style="solid" style:text-underline-width="auto" style:text-underline-mode="continuous"/>
    </style:style>
    <style:style style:name="Оглавление1" style:display-name="Оглавление 1" style:family="paragraph">
      <style:paragraph-properties fo:margin-bottom="0.0694in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1631in"/>
    </style:style>
    <style:style style:name="TableColumn4" style:family="table-column">
      <style:table-column-properties style:column-width="2.1631in"/>
    </style:style>
    <style:style style:name="TableColumn5" style:family="table-column">
      <style:table-column-properties style:column-width="2.1631in"/>
    </style:style>
    <style:style style:name="Table2" style:family="table">
      <style:table-properties style:width="6.4895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1631in"/>
    </style:style>
    <style:style style:name="TableColumn15" style:family="table-column">
      <style:table-column-properties style:column-width="2.1631in"/>
    </style:style>
    <style:style style:name="TableColumn16" style:family="table-column">
      <style:table-column-properties style:column-width="2.1631in"/>
    </style:style>
    <style:style style:name="Table13" style:family="table">
      <style:table-properties style:width="6.4895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<text:page-number text:fixed="false"/></text:p>
            </table:table-cell>
            <table:table-cell table:style-name="TableCell11">
              <text:p text:style-name="P12"/>
            </table:table-cell>
          </table:table-row>
        </table:table>
        <text:p text:style-name="Нижнийколонтитул"/>
      </style:footer>
    </style:master-page>
    <style:master-page style:next-style-name="MP0" style:name="MPF0" style:page-layout-name="PL0"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Ксения Аксёнова</dc:creator>
    <meta:creation-date>2026-02-03T15:13:00Z</meta:creation-date>
    <dc:date>2026-02-03T15:13:00Z</dc:date>
    <meta:template xlink:href="Normal.dotm" xlink:type="simple"/>
    <meta:editing-cycles>8</meta:editing-cycles>
    <meta:editing-duration>PT0S</meta:editing-duration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4" meta:word-count="1857" meta:character-count="12418" meta:row-count="88" meta:non-whitespace-character-count="10585"/>
  </office:meta>
</office:document-meta>
</file>